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athFactoryBeanTests.testPropertyPathFactoryBeanWithNull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PathFactoryBeanTests.testPropertyPathFactoryBeanAsIn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PathFactoryBeanTests.testPropertyPathFactoryBeanAsNull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PathFactoryBeanTests.testPropertyPathFactoryBeanWithPrototyp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pertyPathFactoryBeanTests.testPropertyPathFactoryBeanWithSingleton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PathFactoryBeanTests.testPropertyPathFactoryBeanAsInne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